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45cm" fo:min-width="0.51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23cm" fo:min-width="0.295cm"/>
    </style:style>
    <style:style style:name="gr3" style:family="graphic" style:parent-style-name="standard">
      <style:graphic-properties svg:stroke-color="#000000" draw:fill-color="#d0d0f8" draw:textarea-horizontal-align="justify" draw:textarea-vertical-align="middle" draw:auto-grow-height="false" fo:min-height="2.845cm" fo:min-width="2.21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23cm" fo:min-width="0.19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23cm" fo:min-width="0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23cm" fo:min-width="0.395cm"/>
    </style:style>
    <style:style style:name="gr7" style:family="graphic" style:parent-style-name="standard">
      <style:graphic-properties svg:stroke-color="#000000" draw:fill-color="#d0d0f8" draw:textarea-horizontal-align="justify" draw:textarea-vertical-align="middle" draw:auto-grow-height="false" fo:min-height="1.545cm" fo:min-width="1.075cm"/>
    </style:style>
    <style:style style:name="gr8" style:family="graphic" style:parent-style-name="standard">
      <style:graphic-properties svg:stroke-color="#000000" draw:fill-color="#82e082" draw:textarea-horizontal-align="justify" draw:textarea-vertical-align="middle" draw:auto-grow-height="false" fo:min-height="1.35cm" fo:min-width="0.903cm"/>
    </style:style>
    <style:style style:name="gr9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0000" draw:fill="solid" draw:fill-color="#ffffff" draw:opacity="0%" draw:textarea-horizontal-align="justify" draw:textarea-vertical-align="middle" draw:auto-grow-height="false" fo:min-height="5.85cm" fo:min-width="5.1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svg:stroke-color="#ff0000" draw:fill="solid" draw:fill-color="#ffffff" draw:opacity="0%" draw:textarea-horizontal-align="justify" draw:textarea-vertical-align="middle" draw:auto-grow-height="false" fo:min-height="3.85cm" fo:min-width="3.5cm" draw:shadow-opacity="0%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draw:fill="none" fo:min-height="2.845cm"/>
    </style:style>
    <style:style style:name="gr16" style:family="graphic" style:parent-style-name="standard">
      <style:graphic-properties svg:stroke-color="#000000" draw:fill-color="#ffcc99" draw:textarea-horizontal-align="justify" draw:textarea-vertical-align="middle" draw:auto-grow-height="false" fo:min-height="2.023cm" fo:min-width="1.7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d0d0f8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82e082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cc99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.016cm" svg:height="3.095cm" svg:x="2.4cm" svg:y="6.558cm">
          <text:p text:style-name="P1"><text:span text:style-name="T1">2</text:span></text:p>
          <text:p text:style-name="P1"><text:span text:style-name="T1">14</text:span></text:p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0.795cm" svg:height="2.273cm" svg:x="4.105cm" svg:y="3.711cm">
          <text:p text:style-name="P1"><text:span text:style-name="T1">1</text:span></text:p>
          <text:p text:style-name="P1"><text:span text:style-name="T1">14</text:span></text:p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716cm" svg:height="3.095cm" svg:x="5.226cm" svg:y="3.2cm">
          <text:p text:style-name="P1"><text:span text:style-name="T2">Conv (1,64)</text:span></text:p>
          <text:p text:style-name="P1"><text:span text:style-name="T1">Kernel (3,3)</text:span></text:p>
          <text:p text:style-name="P1"><text:span text:style-name="T2">Maxpool</text:span></text:p>
          <text:p text:style-name="P1"><text:span text:style-name="T3">Kernel (3,3)</text:span></text:p>
          <text:p text:style-name="P1"><text:span text:style-name="T3">Stride (3,3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716cm" svg:height="3.095cm" svg:x="9.326cm" svg:y="3.199cm">
          <text:p text:style-name="P1"><text:span text:style-name="T2">Conv </text:span></text:p>
          <text:p text:style-name="P1"><text:span text:style-name="T2">(64,128)</text:span></text:p>
          <text:p text:style-name="P1"><text:span text:style-name="T1">Kernel (3,3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716cm" svg:height="3.095cm" svg:x="13.626cm" svg:y="3.198cm">
          <text:p text:style-name="P1"><text:span text:style-name="T2">Conv </text:span></text:p>
          <text:p text:style-name="P1"><text:span text:style-name="T2">(128,256)</text:span></text:p>
          <text:p text:style-name="P1"><text:span text:style-name="T1">Kernel (2,2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95cm" svg:height="2.273cm" svg:x="8.305cm" svg:y="3.711cm">
          <text:p text:style-name="P1"><text:span text:style-name="T1">64</text:span></text:p>
          <text:p text:style-name="P1"><text:span text:style-name="T1">4</text:span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2.273cm" svg:x="12.4cm" svg:y="3.7cm">
          <text:p text:style-name="P1"><text:span text:style-name="T1">128</text:span></text:p>
          <text:p text:style-name="P1"><text:span text:style-name="T1">2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95cm" svg:height="2.273cm" svg:x="16.705cm" svg:y="3.711cm">
          <text:p text:style-name="P1"><text:span text:style-name="T1">256</text:span></text:p>
          <text:p text:style-name="P1"><text:span text:style-name="T1">1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1.575cm" svg:height="1.795cm" svg:x="17.926cm" svg:y="3.905cm">
          <text:p text:style-name="P1"><text:span text:style-name="T2">Linear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95cm" svg:height="2.273cm" svg:x="19.805cm" svg:y="3.71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1.575cm" svg:height="1.795cm" svg:x="21.025cm" svg:y="3.905cm">
          <text:p text:style-name="P1"><text:span text:style-name="T2">Linea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0.895cm" svg:height="2.273cm" svg:x="22.904cm" svg:y="3.71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1.575cm" svg:height="1.795cm" svg:x="25.525cm" svg:y="5.305cm">
          <text:p text:style-name="P1"><text:span text:style-name="T2">Linear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95cm" svg:height="2.273cm" svg:x="27.405cm" svg:y="5.11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9" draw:id="id19" draw:layer="layout" svg:width="1.575cm" svg:height="1.795cm" svg:x="28.625cm" svg:y="5.305cm">
          <text:p text:style-name="P1"><text:span text:style-name="T2">Linea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0.895cm" svg:height="2.273cm" svg:x="32.1cm" svg:y="6.927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0.795cm" svg:height="2.273cm" svg:x="4.104cm" svg:y="10.611cm">
          <text:p text:style-name="P1"><text:span text:style-name="T1">1</text:span></text:p>
          <text:p text:style-name="P1"><text:span text:style-name="T1">14</text:span></text:p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716cm" svg:height="3.095cm" svg:x="5.225cm" svg:y="10.1cm">
          <text:p text:style-name="P1"><text:span text:style-name="T2">Conv (1,64)</text:span></text:p>
          <text:p text:style-name="P1"><text:span text:style-name="T1">Kernel (3,3)</text:span></text:p>
          <text:p text:style-name="P1"><text:span text:style-name="T2">Maxpool</text:span></text:p>
          <text:p text:style-name="P1"><text:span text:style-name="T3">Kernel (3,3)</text:span></text:p>
          <text:p text:style-name="P1"><text:span text:style-name="T3">Stride (3,3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716cm" svg:height="3.095cm" svg:x="9.325cm" svg:y="10.099cm">
          <text:p text:style-name="P1"><text:span text:style-name="T2">Conv </text:span></text:p>
          <text:p text:style-name="P1"><text:span text:style-name="T2">(64,128)</text:span></text:p>
          <text:p text:style-name="P1"><text:span text:style-name="T1">Kernel (3,3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716cm" svg:height="3.095cm" svg:x="13.625cm" svg:y="10.098cm">
          <text:p text:style-name="P1"><text:span text:style-name="T2">Conv </text:span></text:p>
          <text:p text:style-name="P1"><text:span text:style-name="T2">(128,256)</text:span></text:p>
          <text:p text:style-name="P1"><text:span text:style-name="T1">Kernel (2,2)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95cm" svg:height="2.273cm" svg:x="8.304cm" svg:y="10.611cm">
          <text:p text:style-name="P1"><text:span text:style-name="T1">64</text:span></text:p>
          <text:p text:style-name="P1"><text:span text:style-name="T1">4</text:span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2.273cm" svg:x="12.399cm" svg:y="10.6cm">
          <text:p text:style-name="P1"><text:span text:style-name="T1">128</text:span></text:p>
          <text:p text:style-name="P1"><text:span text:style-name="T1">2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95cm" svg:height="2.273cm" svg:x="16.704cm" svg:y="10.611cm">
          <text:p text:style-name="P1"><text:span text:style-name="T1">256</text:span></text:p>
          <text:p text:style-name="P1"><text:span text:style-name="T1">1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1.575cm" svg:height="1.795cm" svg:x="17.925cm" svg:y="10.805cm">
          <text:p text:style-name="P1"><text:span text:style-name="T2">Linear</text:span></text:p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95cm" svg:height="2.273cm" svg:x="19.804cm" svg:y="10.61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1.575cm" svg:height="1.795cm" svg:x="21.024cm" svg:y="10.805cm">
          <text:p text:style-name="P1"><text:span text:style-name="T2">Linea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8" draw:id="id28" draw:layer="layout" svg:width="0.895cm" svg:height="2.273cm" svg:x="22.903cm" svg:y="10.61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.403cm" svg:height="1.6cm" svg:x="5.881cm" svg:y="7.4cm">
          <text:p text:style-name="P1"><text:span text:style-name="T2">W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" draw:id="id3" draw:layer="layout" svg:width="1.403cm" svg:height="1.6cm" svg:x="9.981cm" svg:y="7.4cm">
          <text:p text:style-name="P1"><text:span text:style-name="T2">W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" draw:id="id5" draw:layer="layout" svg:width="1.403cm" svg:height="1.6cm" svg:x="14.281cm" svg:y="7.4cm">
          <text:p text:style-name="P1"><text:span text:style-name="T2">W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1.403cm" svg:height="1.6cm" svg:x="18.014cm" svg:y="7.4cm">
          <text:p text:style-name="P1"><text:span text:style-name="T2">W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3" draw:id="id13" draw:layer="layout" svg:width="1.403cm" svg:height="1.6cm" svg:x="21.112cm" svg:y="7.4cm">
          <text:p text:style-name="P1"><text:span text:style-name="T2">W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6" draw:id="id16" draw:layer="layout" svg:width="1.403cm" svg:height="1.6cm" svg:x="25.612cm" svg:y="2.4cm">
          <text:p text:style-name="P1"><text:span text:style-name="T2">W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8" draw:id="id18" draw:layer="layout" svg:width="1.403cm" svg:height="1.6cm" svg:x="28.712cm" svg:y="2.4cm">
          <text:p text:style-name="P1"><text:span text:style-name="T2">W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6.582cm" svg:y1="9cm" svg:x2="6.583cm" svg:y2="10.1cm" draw:start-shape="id1" draw:start-glue-point="2" draw:end-shape="id2" draw:end-glue-point="0" svg:d="M6582 9000v550h1v550" svg:viewBox="0 0 2 1101">
          <text:p/>
        </draw:connector>
        <draw:connector draw:style-name="gr9" draw:text-style-name="P5" draw:layer="layout" svg:x1="10.682cm" svg:y1="9cm" svg:x2="10.683cm" svg:y2="10.099cm" draw:start-shape="id3" draw:start-glue-point="2" draw:end-shape="id4" draw:end-glue-point="0" svg:d="M10682 9000v549h1v550" svg:viewBox="0 0 2 1100">
          <text:p/>
        </draw:connector>
        <draw:connector draw:style-name="gr9" draw:text-style-name="P5" draw:layer="layout" svg:x1="14.982cm" svg:y1="9cm" svg:x2="14.983cm" svg:y2="10.098cm" draw:start-shape="id5" draw:start-glue-point="2" draw:end-shape="id6" draw:end-glue-point="0" svg:d="M14982 9000v549h1v549" svg:viewBox="0 0 2 1099">
          <text:p/>
        </draw:connector>
        <draw:connector draw:style-name="gr10" draw:text-style-name="P5" draw:layer="layout" svg:x1="14.982cm" svg:y1="7.4cm" svg:x2="14.984cm" svg:y2="6.293cm" draw:start-shape="id5" draw:start-glue-point="0" draw:end-shape="id7" draw:end-glue-point="2" svg:d="M14982 7400v-554h2v-553" svg:viewBox="0 0 3 1108">
          <text:p/>
        </draw:connector>
        <draw:connector draw:style-name="gr10" draw:text-style-name="P5" draw:layer="layout" svg:x1="6.582cm" svg:y1="7.4cm" svg:x2="6.584cm" svg:y2="6.295cm" draw:start-shape="id1" draw:start-glue-point="0" draw:end-shape="id8" draw:end-glue-point="2" svg:d="M6582 7400v-553h2v-552" svg:viewBox="0 0 3 1106">
          <text:p/>
        </draw:connector>
        <draw:connector draw:style-name="gr10" draw:text-style-name="P5" draw:layer="layout" svg:x1="10.682cm" svg:y1="7.4cm" svg:x2="10.684cm" svg:y2="6.294cm" draw:start-shape="id3" draw:start-glue-point="0" draw:end-shape="id9" draw:end-glue-point="2" svg:d="M10682 7400v-553h2v-553" svg:viewBox="0 0 3 1107">
          <text:p/>
        </draw:connector>
        <draw:connector draw:style-name="gr10" draw:text-style-name="P5" draw:layer="layout" svg:x1="18.715cm" svg:y1="7.4cm" svg:x2="18.713cm" svg:y2="5.7cm" draw:start-shape="id10" draw:start-glue-point="0" draw:end-shape="id11" draw:end-glue-point="2" svg:d="M18715 7400v-850h-2v-850" svg:viewBox="0 0 3 1701">
          <text:p/>
        </draw:connector>
        <draw:connector draw:style-name="gr9" draw:text-style-name="P5" draw:layer="layout" svg:x1="18.715cm" svg:y1="9cm" svg:x2="18.712cm" svg:y2="10.805cm" draw:start-shape="id10" draw:start-glue-point="2" draw:end-shape="id12" svg:d="M18715 9000v902h-3v903" svg:viewBox="0 0 4 1806">
          <text:p/>
        </draw:connector>
        <draw:connector draw:style-name="gr10" draw:text-style-name="P5" draw:layer="layout" svg:x1="21.813cm" svg:y1="7.4cm" svg:x2="21.812cm" svg:y2="5.7cm" draw:start-shape="id13" draw:start-glue-point="0" draw:end-shape="id14" draw:end-glue-point="2" svg:d="M21813 7400v-850h-1v-850" svg:viewBox="0 0 2 1701">
          <text:p/>
        </draw:connector>
        <draw:connector draw:style-name="gr9" draw:text-style-name="P5" draw:layer="layout" svg:x1="21.813cm" svg:y1="9cm" svg:x2="21.811cm" svg:y2="10.805cm" draw:start-shape="id13" draw:start-glue-point="2" draw:end-shape="id15" draw:end-glue-point="0" svg:d="M21813 9000v902h-2v903" svg:viewBox="0 0 3 1806">
          <text:p/>
        </draw:connector>
        <draw:connector draw:style-name="gr10" draw:text-style-name="P5" draw:layer="layout" svg:x1="26.313cm" svg:y1="4cm" svg:x2="26.312cm" svg:y2="5.305cm" draw:start-shape="id16" draw:start-glue-point="2" draw:end-shape="id17" draw:end-glue-point="0" svg:d="M26313 4000v652h-1v653" svg:viewBox="0 0 2 1306">
          <text:p/>
        </draw:connector>
        <draw:connector draw:style-name="gr10" draw:text-style-name="P5" draw:layer="layout" svg:x1="29.413cm" svg:y1="4cm" svg:x2="29.412cm" svg:y2="5.305cm" draw:start-shape="id18" draw:start-glue-point="2" draw:end-shape="id19" draw:end-glue-point="0" svg:d="M29413 4000v652h-1v653" svg:viewBox="0 0 2 1306">
          <text:p/>
        </draw:connector>
        <draw:connector draw:style-name="gr10" draw:text-style-name="P5" draw:layer="layout" svg:x1="2.908cm" svg:y1="6.558cm" svg:x2="4.105cm" svg:y2="4.847cm" draw:start-shape="id20" draw:start-glue-point="0" draw:end-shape="id21" draw:end-glue-point="3" svg:d="M2908 6558v-1711h1197" svg:viewBox="0 0 1198 1712">
          <text:p/>
        </draw:connector>
        <draw:connector draw:style-name="gr10" draw:text-style-name="P5" draw:layer="layout" svg:x1="2.908cm" svg:y1="9.653cm" svg:x2="4.104cm" svg:y2="11.747cm" draw:start-shape="id20" draw:start-glue-point="2" draw:end-shape="id22" draw:end-glue-point="3" svg:d="M2908 9653v2094h1196" svg:viewBox="0 0 1197 2095">
          <text:p/>
        </draw:connector>
        <draw:custom-shape draw:style-name="gr8" draw:text-style-name="P4" xml:id="id24" draw:id="id24" draw:layer="layout" svg:width="1.403cm" svg:height="1.6cm" svg:x="5.88cm" svg:y="14.301cm">
          <text:p text:style-name="P1"><text:span text:style-name="T2">W1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5" draw:id="id25" draw:layer="layout" svg:width="1.403cm" svg:height="1.6cm" svg:x="9.98cm" svg:y="14.301cm">
          <text:p text:style-name="P1"><text:span text:style-name="T2">W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" draw:id="id23" draw:layer="layout" svg:width="1.403cm" svg:height="1.6cm" svg:x="14.28cm" svg:y="14.301cm">
          <text:p text:style-name="P1"><text:span text:style-name="T2">W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6" draw:id="id26" draw:layer="layout" svg:width="1.403cm" svg:height="1.6cm" svg:x="18.013cm" svg:y="14.301cm">
          <text:p text:style-name="P1"><text:span text:style-name="T2">W4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7" draw:id="id27" draw:layer="layout" svg:width="1.403cm" svg:height="1.6cm" svg:x="21.111cm" svg:y="14.301cm">
          <text:p text:style-name="P1"><text:span text:style-name="T2">W5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4.981cm" svg:y1="14.301cm" svg:x2="14.983cm" svg:y2="13.194cm" draw:start-shape="id23" draw:start-glue-point="0" svg:d="M14981 14301v-804h2v-303" svg:viewBox="0 0 3 1108">
          <text:p/>
        </draw:connector>
        <draw:connector draw:style-name="gr9" draw:text-style-name="P5" draw:layer="layout" svg:x1="6.581cm" svg:y1="14.301cm" svg:x2="6.583cm" svg:y2="13.196cm" draw:start-shape="id24" draw:start-glue-point="0" svg:d="M6581 14301v-803h2v-302" svg:viewBox="0 0 3 1106">
          <text:p/>
        </draw:connector>
        <draw:connector draw:style-name="gr9" draw:text-style-name="P5" draw:layer="layout" svg:x1="10.681cm" svg:y1="14.301cm" svg:x2="10.683cm" svg:y2="13.195cm" draw:start-shape="id25" draw:start-glue-point="0" svg:d="M10681 14301v-803h2v-303" svg:viewBox="0 0 3 1107">
          <text:p/>
        </draw:connector>
        <draw:connector draw:style-name="gr9" draw:text-style-name="P5" draw:layer="layout" svg:x1="18.714cm" svg:y1="14.301cm" svg:x2="18.712cm" svg:y2="12.601cm" draw:start-shape="id26" draw:start-glue-point="0" svg:d="M18714 14301v-1100h-2v-600" svg:viewBox="0 0 3 1701">
          <text:p/>
        </draw:connector>
        <draw:connector draw:style-name="gr9" draw:text-style-name="P5" draw:layer="layout" svg:x1="21.812cm" svg:y1="14.301cm" svg:x2="21.811cm" svg:y2="12.601cm" draw:start-shape="id27" draw:start-glue-point="0" svg:d="M21812 14301v-1100h-1v-600" svg:viewBox="0 0 2 1701">
          <text:p/>
        </draw:connector>
        <draw:custom-shape draw:style-name="gr11" draw:text-style-name="P6" xml:id="id32" draw:id="id32" draw:layer="layout" svg:width="5.6cm" svg:height="6.1cm" svg:x="25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3.798cm" svg:y1="11.747cm" svg:x2="25.525cm" svg:y2="6.202cm" draw:start-shape="id28" draw:start-glue-point="1" draw:end-shape="id17" draw:end-glue-point="3" svg:d="M23798 11747h863v-5545h864" svg:viewBox="0 0 1728 5546">
          <text:p/>
        </draw:connector>
        <draw:connector draw:style-name="gr9" draw:text-style-name="P5" draw:layer="layout" svg:x1="23.799cm" svg:y1="4.847cm" svg:x2="25.525cm" svg:y2="6.202cm" draw:start-shape="id29" draw:start-glue-point="1" draw:end-shape="id17" draw:end-glue-point="3" svg:d="M23799 4847h862v1355h864" svg:viewBox="0 0 1727 1356">
          <text:p/>
        </draw:connector>
        <draw:frame draw:style-name="gr12" draw:text-style-name="P7" draw:layer="layout" svg:width="2.9cm" svg:height="1.673cm" svg:x="26.4cm" svg:y="0.8cm">
          <draw:text-box>
            <text:p>Model A</text:p>
          </draw:text-box>
        </draw:frame>
        <draw:custom-shape draw:style-name="gr13" draw:text-style-name="P6" xml:id="id30" draw:id="id30" draw:layer="layout" svg:width="4cm" svg:height="4.1cm" svg:x="26.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0.533cm" svg:x1="23.799cm" svg:y1="4.847cm" svg:x2="26.6cm" svg:y2="11.75cm" draw:start-shape="id29" draw:start-glue-point="1" draw:end-shape="id30" draw:end-glue-point="3" svg:d="M23799 4847h867v6903h1934" svg:viewBox="0 0 2802 6904">
          <text:p/>
        </draw:connector>
        <draw:frame draw:style-name="gr14" draw:text-style-name="P8" draw:layer="layout" svg:width="4.7cm" svg:height="1.1cm" svg:x="26.3cm" svg:y="8.7cm">
          <draw:text-box>
            <text:p text:style-name="P1">Model B</text:p>
          </draw:text-box>
        </draw:frame>
        <draw:connector draw:style-name="gr9" draw:text-style-name="P5" draw:layer="layout" svg:x1="30.6cm" svg:y1="11.75cm" svg:x2="32.1cm" svg:y2="8.063cm" draw:start-shape="id30" draw:start-glue-point="1" draw:end-shape="id31" draw:end-glue-point="3" svg:d="M30600 11750h750v-3687h750" svg:viewBox="0 0 1501 3688">
          <text:p/>
        </draw:connector>
        <draw:connector draw:style-name="gr9" draw:text-style-name="P5" draw:layer="layout" svg:x1="30.6cm" svg:y1="4.85cm" svg:x2="32.1cm" svg:y2="8.063cm" draw:start-shape="id32" draw:start-glue-point="1" draw:end-shape="id31" draw:end-glue-point="3" svg:d="M30600 4850h750v3213h750" svg:viewBox="0 0 1501 3214">
          <text:p/>
        </draw:connector>
        <draw:frame draw:style-name="gr15" draw:text-style-name="P5" draw:layer="layout" svg:width="3.6cm" svg:height="3.095cm" svg:x="26.8cm" svg:y="10.2cm">
          <draw:text-box>
            <text:p text:style-name="P1">Fixed hardcodednonlinear</text:p>
            <text:p text:style-name="P1">function</text:p>
          </draw:text-box>
        </draw:frame>
        <draw:custom-shape draw:style-name="gr16" draw:text-style-name="P9" xml:id="id33" draw:id="id33" draw:layer="layout" svg:width="2.297cm" svg:height="2.273cm" svg:x="23.521cm" svg:y="13.7cm">
          <text:p text:style-name="P1"><text:span text:style-name="T1">Auxiliary</text:span></text:p>
          <text:p text:style-name="P1"><text:span text:style-name="T1">Loss</text:span></text:p>
          <text:p text:style-name="P1"><text:span text:style-name="T1">(class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4" draw:id="id34" draw:layer="layout" svg:width="2.297cm" svg:height="2.273cm" svg:x="31.398cm" svg:y="13.7cm">
          <text:p text:style-name="P1"><text:span text:style-name="T1">Main</text:span></text:p>
          <text:p text:style-name="P1"><text:span text:style-name="T1">Loss</text:span></text:p>
          <text:p text:style-name="P1"><text:span text:style-name="T1">(target)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798cm" svg:y1="11.747cm" svg:x2="24.669cm" svg:y2="13.7cm" draw:start-shape="id28" draw:start-glue-point="1" draw:end-shape="id33" draw:end-glue-point="0" svg:d="M23798 11747h871v1953" svg:viewBox="0 0 872 1954">
          <text:p/>
        </draw:connector>
        <draw:connector draw:style-name="gr9" draw:text-style-name="P5" draw:layer="layout" svg:x1="32.547cm" svg:y1="9.2cm" svg:x2="32.546cm" svg:y2="13.7cm" draw:start-shape="id31" draw:start-glue-point="2" draw:end-shape="id34" svg:d="M32547 9200v2249h-1v2251" svg:viewBox="0 0 2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53:16.679884000</meta:creation-date>
    <dc:date>2019-05-09T00:55:05.083577000</dc:date>
    <meta:editing-duration>PT3M20S</meta:editing-duration>
    <meta:editing-cycles>2</meta:editing-cycles>
    <meta:generator>LibreOffice/6.0.7.3$MacOSX_X86_64 LibreOffice_project/dc89aa7a9eabfd848af146d5086077aeed2ae4a5</meta:generator>
    <meta:document-statistic meta:object-count="72"/>
  </office:meta>
</office:document-meta>
</file>